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 style:family="paragraph" style:parent-style-name="Standard">
      <style:text-properties style:font-name="Arial" fo:language="en" fo:country="US" officeooo:paragraph-rsid="0021c380" style:language-complex="ar" style:country-complex="SA"/>
    </style:style>
    <style:style style:name="P7" style:family="paragraph" style:parent-style-name="Standard">
      <style:text-properties style:font-name="Arial" fo:language="en" fo:country="US" officeooo:rsid="001febee" officeooo:paragraph-rsid="0021c380" style:language-complex="ar" style:country-complex="SA"/>
    </style:style>
    <style:style style:name="P8" style:family="paragraph" style:parent-style-name="Standard">
      <style:text-properties officeooo:paragraph-rsid="003f34ec"/>
    </style:style>
    <style:style style:name="P9" style:family="paragraph" style:parent-style-name="Standard">
      <style:text-properties fo:color="#3f5fbf" style:font-name="Monospace" fo:font-size="10pt" officeooo:paragraph-rsid="003f34ec" style:font-size-asian="10pt"/>
    </style:style>
    <style:style style:name="P10" style:family="paragraph" style:parent-style-name="Standard">
      <style:text-properties fo:color="#3f5fbf" style:font-name="Monospace" fo:font-size="10pt" officeooo:rsid="00407bf2" officeooo:paragraph-rsid="00407bf2" style:font-size-asian="10pt"/>
    </style:style>
    <style:style style:name="P11" style:family="paragraph" style:parent-style-name="Standard">
      <style:text-properties fo:color="#000000" style:font-name="Monospace" fo:font-size="10pt" officeooo:paragraph-rsid="003f34ec" style:font-size-asian="10pt"/>
    </style:style>
    <style:style style:name="P12" style:family="paragraph" style:parent-style-name="Standard">
      <style:text-properties fo:color="#000000" style:font-name="Monospace" fo:font-size="10pt" officeooo:rsid="00407bf2" officeooo:paragraph-rsid="00407bf2" style:font-size-asian="10pt"/>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4423b9" officeooo:paragraph-rsid="003dc5bd" style:language-complex="ar" style:country-complex="SA"/>
    </style:style>
    <style:style style:name="P16" style:family="paragraph" style:parent-style-name="Body">
      <style:text-properties fo:language="en" fo:country="US" officeooo:rsid="0058c04f" officeooo:paragraph-rsid="003dc5bd" style:language-complex="ar" style:country-complex="SA"/>
    </style:style>
    <style:style style:name="P17" style:family="paragraph" style:parent-style-name="Body">
      <style:text-properties fo:language="en" fo:country="US" officeooo:rsid="0093a640" officeooo:paragraph-rsid="003dc5bd" style:language-complex="ar" style:country-complex="SA"/>
    </style:style>
    <style:style style:name="P18"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1c380"/>
    </style:style>
    <style:style style:name="P22" style:family="paragraph" style:parent-style-name="Body">
      <style:text-properties officeooo:rsid="0018f655" officeooo:paragraph-rsid="003dc5bd"/>
    </style:style>
    <style:style style:name="P23" style:family="paragraph" style:parent-style-name="Body">
      <style:text-properties fo:font-style="normal" officeooo:rsid="0050667c" officeooo:paragraph-rsid="003dc5bd" style:font-style-asian="normal" style:font-style-complex="normal"/>
    </style:style>
    <style:style style:name="P24" style:family="paragraph" style:parent-style-name="Body">
      <style:text-properties fo:font-style="normal" officeooo:rsid="004893bd" officeooo:paragraph-rsid="003dc5bd" style:font-style-asian="normal" style:font-style-complex="normal"/>
    </style:style>
    <style:style style:name="P25" style:family="paragraph" style:parent-style-name="Body">
      <style:text-properties fo:font-style="normal" officeooo:rsid="004a973d" officeooo:paragraph-rsid="003dc5bd" style:font-style-asian="normal" style:font-style-complex="normal"/>
    </style:style>
    <style:style style:name="P26" style:family="paragraph" style:parent-style-name="Body">
      <style:text-properties fo:font-style="normal" officeooo:rsid="004b76ce" officeooo:paragraph-rsid="003dc5bd" style:font-style-asian="normal" style:font-style-complex="normal"/>
    </style:style>
    <style:style style:name="P27" style:family="paragraph" style:parent-style-name="Body">
      <style:text-properties fo:font-style="normal" officeooo:rsid="004c2b47" officeooo:paragraph-rsid="003dc5bd" style:font-style-asian="normal" style:font-style-complex="normal"/>
    </style:style>
    <style:style style:name="P28" style:family="paragraph" style:parent-style-name="Body">
      <style:text-properties fo:font-style="normal" officeooo:rsid="005284b8" officeooo:paragraph-rsid="003dc5bd" style:font-style-asian="normal" style:font-style-complex="normal"/>
    </style:style>
    <style:style style:name="P29" style:family="paragraph" style:parent-style-name="Body">
      <style:text-properties officeooo:rsid="00463c18" officeooo:paragraph-rsid="003dc5bd"/>
    </style:style>
    <style:style style:name="P30" style:family="paragraph" style:parent-style-name="Body">
      <style:text-properties officeooo:rsid="004893bd" officeooo:paragraph-rsid="003dc5bd"/>
    </style:style>
    <style:style style:name="P31" style:family="paragraph" style:parent-style-name="Body">
      <style:text-properties officeooo:rsid="004e4125" officeooo:paragraph-rsid="003dc5bd"/>
    </style:style>
    <style:style style:name="P32" style:family="paragraph" style:parent-style-name="Body">
      <style:text-properties officeooo:rsid="004e29fc" officeooo:paragraph-rsid="003dc5bd"/>
    </style:style>
    <style:style style:name="P33" style:family="paragraph" style:parent-style-name="Body">
      <style:text-properties officeooo:paragraph-rsid="0029d236"/>
    </style:style>
    <style:style style:name="P34" style:family="paragraph" style:parent-style-name="Body">
      <style:text-properties officeooo:rsid="005284b8" officeooo:paragraph-rsid="003dc5bd"/>
    </style:style>
    <style:style style:name="P35" style:family="paragraph" style:parent-style-name="Body">
      <style:text-properties officeooo:rsid="005379ab" officeooo:paragraph-rsid="003dc5bd"/>
    </style:style>
    <style:style style:name="P36" style:family="paragraph" style:parent-style-name="Body">
      <style:text-properties officeooo:rsid="0028ae53" officeooo:paragraph-rsid="003dc5bd"/>
    </style:style>
    <style:style style:name="P37" style:family="paragraph" style:parent-style-name="Body">
      <style:text-properties officeooo:paragraph-rsid="003f34ec"/>
    </style:style>
    <style:style style:name="P38" style:family="paragraph" style:parent-style-name="Body">
      <style:text-properties officeooo:rsid="00407a67" officeooo:paragraph-rsid="00407a67"/>
    </style:style>
    <style:style style:name="P39" style:family="paragraph" style:parent-style-name="Body">
      <style:text-properties officeooo:rsid="00407bf2" officeooo:paragraph-rsid="00407bf2"/>
    </style:style>
    <style:style style:name="P40" style:family="paragraph" style:parent-style-name="Body">
      <style:text-properties officeooo:rsid="004274aa" officeooo:paragraph-rsid="00467055"/>
    </style:style>
    <style:style style:name="P41" style:family="paragraph" style:parent-style-name="Body">
      <style:text-properties officeooo:rsid="004473a0" officeooo:paragraph-rsid="004473a0"/>
    </style:style>
    <style:style style:name="P42" style:family="paragraph" style:parent-style-name="Body">
      <style:paragraph-properties fo:orphans="2" fo:widows="2" style:writing-mode="lr-tb"/>
    </style:style>
    <style:style style:name="P4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4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45" style:family="paragraph" style:parent-style-name="Document_20_Title">
      <style:text-properties fo:language="en" fo:country="US" style:language-complex="ar" style:country-complex="SA"/>
    </style:style>
    <style:style style:name="P46" style:family="paragraph" style:parent-style-name="Document_20_Title">
      <style:text-properties fo:language="en" fo:country="US" officeooo:rsid="002da020" officeooo:paragraph-rsid="002da020" style:language-complex="ar" style:country-complex="SA"/>
    </style:style>
    <style:style style:name="P47" style:family="paragraph" style:parent-style-name="CellBody">
      <style:paragraph-properties fo:keep-with-next="always" style:snap-to-layout-grid="false"/>
      <style:text-properties fo:language="en" fo:country="US" style:language-complex="ar" style:country-complex="SA"/>
    </style:style>
    <style:style style:name="P48"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49"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style:snap-to-layout-grid="false"/>
      <style:text-properties fo:language="en" fo:country="US" style:language-complex="ar" style:country-complex="SA"/>
    </style:style>
    <style:style style:name="P52" style:family="paragraph" style:parent-style-name="CellBody">
      <style:paragraph-properties style:snap-to-layout-grid="false"/>
      <style:text-properties fo:language="en" fo:country="US" officeooo:rsid="003dc5bd" officeooo:paragraph-rsid="003dc5bd" style:language-complex="ar" style:country-complex="SA"/>
    </style:style>
    <style:style style:name="P53" style:family="paragraph" style:parent-style-name="CellBody">
      <style:paragraph-properties style:snap-to-layout-grid="false"/>
      <style:text-properties fo:language="en" fo:country="US" officeooo:rsid="004bc3db" officeooo:paragraph-rsid="004bc3db" style:language-complex="ar" style:country-complex="SA"/>
    </style:style>
    <style:style style:name="P54"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55" style:family="paragraph" style:parent-style-name="Abstract">
      <style:text-properties fo:font-size="16pt" fo:language="en" fo:country="US" fo:font-weight="bold" style:font-size-asian="16pt" style:font-weight-asian="bold" style:language-complex="ar" style:country-complex="SA"/>
    </style:style>
    <style:style style:name="P56"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9"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6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61" style:family="paragraph" style:parent-style-name="Standard">
      <style:text-properties fo:color="#000000" style:font-name="Monospace" fo:font-size="10pt" officeooo:paragraph-rsid="003f34ec" style:font-size-asian="10pt"/>
    </style:style>
    <style:style style:name="P62" style:family="paragraph" style:parent-style-name="Standard">
      <style:text-properties fo:color="#000000" style:font-name="Monospace" fo:font-size="10pt" officeooo:rsid="005201c0" officeooo:paragraph-rsid="005201c0" style:font-size-asian="10pt"/>
    </style:style>
    <style:style style:name="P63" style:family="paragraph" style:parent-style-name="Standard">
      <style:text-properties officeooo:paragraph-rsid="005201c0"/>
    </style:style>
    <style:style style:name="P64" style:family="paragraph" style:parent-style-name="Standard">
      <style:text-properties officeooo:paragraph-rsid="0053348c"/>
    </style:style>
    <style:style style:name="P65" style:family="paragraph" style:parent-style-name="Standard">
      <style:paragraph-properties fo:margin-left="0cm" fo:margin-right="0cm" fo:text-align="start" style:justify-single-word="false" fo:text-indent="0cm" style:auto-text-indent="false"/>
    </style:style>
    <style:style style:name="P6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language="en" fo:country="US" officeooo:rsid="0021c380" officeooo:paragraph-rsid="0021c380" style:language-complex="ar" style:country-complex="SA"/>
    </style:style>
    <style:style style:name="P69" style:family="paragraph" style:parent-style-name="Heading_20_2">
      <style:text-properties fo:language="en" fo:country="US" officeooo:rsid="001febee" officeooo:paragraph-rsid="0021c380" style:language-complex="ar" style:country-complex="SA"/>
    </style:style>
    <style:style style:name="P70" style:family="paragraph" style:parent-style-name="Heading_20_2">
      <style:text-properties fo:language="en" fo:country="US" officeooo:paragraph-rsid="001febee" style:language-complex="ar" style:country-complex="SA"/>
    </style:style>
    <style:style style:name="P71" style:family="paragraph" style:parent-style-name="Heading_20_2">
      <style:text-properties officeooo:paragraph-rsid="0029d236"/>
    </style:style>
    <style:style style:name="P72" style:family="paragraph" style:parent-style-name="Heading_20_2">
      <style:text-properties officeooo:rsid="0093a640" officeooo:paragraph-rsid="003dc5bd"/>
    </style:style>
    <style:style style:name="P73" style:family="paragraph" style:parent-style-name="Heading_20_2">
      <style:text-properties officeooo:rsid="003f34ec" officeooo:paragraph-rsid="003f34ec"/>
    </style:style>
    <style:style style:name="P74" style:family="paragraph" style:parent-style-name="Heading_20_2">
      <style:text-properties officeooo:rsid="005201c0" officeooo:paragraph-rsid="005201c0"/>
    </style:style>
    <style:style style:name="P75" style:family="paragraph" style:parent-style-name="Heading_20_2">
      <style:text-properties officeooo:rsid="0053348c" officeooo:paragraph-rsid="0053348c"/>
    </style:style>
    <style:style style:name="P76" style:family="paragraph" style:parent-style-name="Heading_20_1">
      <style:text-properties fo:language="en" fo:country="US" style:language-complex="ar" style:country-complex="SA"/>
    </style:style>
    <style:style style:name="P77" style:family="paragraph" style:parent-style-name="Heading_20_1">
      <style:paragraph-properties fo:break-before="page"/>
      <style:text-properties fo:language="en" fo:country="US" style:language-complex="ar" style:country-complex="SA"/>
    </style:style>
    <style:style style:name="P78" style:family="paragraph" style:parent-style-name="Heading_20_3">
      <style:text-properties officeooo:rsid="004e29fc" officeooo:paragraph-rsid="003dc5bd"/>
    </style:style>
    <style:style style:name="P79" style:family="paragraph" style:parent-style-name="Heading_20_3">
      <style:text-properties officeooo:rsid="004f5375" officeooo:paragraph-rsid="003dc5bd"/>
    </style:style>
    <style:style style:name="P80" style:family="paragraph" style:parent-style-name="Heading_20_3">
      <style:text-properties officeooo:rsid="005a8355" officeooo:paragraph-rsid="003dc5bd"/>
    </style:style>
    <style:style style:name="P81" style:family="paragraph" style:parent-style-name="Body" style:list-style-name="L1">
      <style:text-properties officeooo:paragraph-rsid="003dc5bd"/>
    </style:style>
    <style:style style:name="P82" style:family="paragraph" style:parent-style-name="Body" style:list-style-name="L1">
      <style:text-properties officeooo:rsid="004893bd" officeooo:paragraph-rsid="003dc5bd"/>
    </style:style>
    <style:style style:name="P83" style:family="paragraph" style:parent-style-name="Body" style:list-style-name="L2">
      <style:text-properties fo:font-style="normal" officeooo:rsid="004a973d" officeooo:paragraph-rsid="003dc5bd" style:font-style-asian="normal" style:font-style-complex="normal"/>
    </style:style>
    <style:style style:name="P84" style:family="paragraph" style:parent-style-name="Body" style:list-style-name="L2">
      <style:text-properties fo:font-style="normal" officeooo:rsid="008b2a05" officeooo:paragraph-rsid="003dc5bd" style:font-style-asian="normal" style:font-style-complex="normal"/>
    </style:style>
    <style:style style:name="P85" style:family="paragraph" style:parent-style-name="Body" style:list-style-name="L3">
      <style:text-properties officeooo:rsid="005a8355" officeooo:paragraph-rsid="003dc5bd"/>
    </style:style>
    <style:style style:name="P86" style:family="paragraph" style:parent-style-name="Body" style:list-style-name="L4">
      <style:text-properties officeooo:rsid="005a8355" officeooo:paragraph-rsid="003dc5bd"/>
    </style:style>
    <style:style style:name="P87" style:family="paragraph" style:parent-style-name="Body" style:list-style-name="L5">
      <style:text-properties officeooo:rsid="005a8355" officeooo:paragraph-rsid="003dc5bd"/>
    </style:style>
    <style:style style:name="P88" style:family="paragraph" style:parent-style-name="Body" style:list-style-name="L3">
      <style:text-properties officeooo:rsid="005be120" officeooo:paragraph-rsid="003dc5bd"/>
    </style:style>
    <style:style style:name="P89" style:family="paragraph" style:parent-style-name="Body" style:list-style-name="L4">
      <style:text-properties officeooo:rsid="005be120" officeooo:paragraph-rsid="003dc5bd"/>
    </style:style>
    <style:style style:name="P90" style:family="paragraph" style:parent-style-name="Body" style:list-style-name="L5">
      <style:text-properties officeooo:rsid="005be120" officeooo:paragraph-rsid="003dc5bd"/>
    </style:style>
    <style:style style:name="P91" style:family="paragraph" style:parent-style-name="Body" style:list-style-name="L3">
      <style:text-properties officeooo:rsid="00772750" officeooo:paragraph-rsid="003dc5bd"/>
    </style:style>
    <style:style style:name="P92" style:family="paragraph" style:parent-style-name="Body" style:list-style-name="L3">
      <style:text-properties officeooo:rsid="00991b9f" officeooo:paragraph-rsid="003dc5bd"/>
    </style:style>
    <style:style style:name="P93" style:family="paragraph" style:parent-style-name="Body" style:list-style-name="L3">
      <style:text-properties officeooo:rsid="00b4d0bc" officeooo:paragraph-rsid="003dc5bd"/>
    </style:style>
    <style:style style:name="P94" style:family="paragraph" style:parent-style-name="Body" style:list-style-name="L4">
      <style:text-properties officeooo:rsid="0024ffc7" officeooo:paragraph-rsid="003dc5bd"/>
    </style:style>
    <style:style style:name="P95" style:family="paragraph" style:parent-style-name="Body" style:list-style-name="L4">
      <style:text-properties officeooo:rsid="0058c04f" officeooo:paragraph-rsid="003dc5bd"/>
    </style:style>
    <style:style style:name="P96" style:family="paragraph" style:parent-style-name="Body" style:list-style-name="L4">
      <style:text-properties officeooo:rsid="0066a126" officeooo:paragraph-rsid="003dc5bd"/>
    </style:style>
    <style:style style:name="P97" style:family="paragraph" style:parent-style-name="Body" style:list-style-name="L4">
      <style:text-properties officeooo:rsid="00815ba7" officeooo:paragraph-rsid="003dc5bd"/>
    </style:style>
    <style:style style:name="P98" style:family="paragraph" style:parent-style-name="Body" style:list-style-name="L5">
      <style:text-properties officeooo:paragraph-rsid="003dc5bd"/>
    </style:style>
    <style:style style:name="P99" style:family="paragraph" style:parent-style-name="Body" style:list-style-name="L5">
      <style:text-properties officeooo:rsid="00803751" officeooo:paragraph-rsid="003dc5bd"/>
    </style:style>
    <style:style style:name="P100"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101"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102"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103" style:family="paragraph" style:parent-style-name="Body" style:list-style-name="L6">
      <style:text-properties officeooo:rsid="00467055" officeooo:paragraph-rsid="00467055"/>
    </style:style>
    <style:style style:name="P104" style:family="paragraph" style:parent-style-name="Body">
      <style:text-properties fo:language="en" fo:country="US" officeooo:rsid="0049694d" officeooo:paragraph-rsid="0049694d" style:language-complex="ar" style:country-complex="SA"/>
    </style:style>
    <style:style style:name="P105" style:family="paragraph" style:parent-style-name="Body">
      <style:text-properties fo:language="en" fo:country="US" officeooo:rsid="004ca636" officeooo:paragraph-rsid="00509e5c" style:language-complex="ar" style:country-complex="SA"/>
    </style:style>
    <style:style style:name="P106" style:family="paragraph" style:parent-style-name="Body">
      <style:text-properties fo:language="en" fo:country="US" officeooo:rsid="00509e5c" officeooo:paragraph-rsid="00509e5c" style:language-complex="ar" style:country-complex="SA"/>
    </style:style>
    <style:style style:name="P107" style:family="paragraph" style:parent-style-name="Body">
      <style:text-properties fo:language="en" fo:country="US" officeooo:rsid="0054db50" officeooo:paragraph-rsid="0054db50" style:language-complex="ar" style:country-complex="SA"/>
    </style:style>
    <style:style style:name="P108" style:family="paragraph" style:parent-style-name="Body">
      <style:text-properties fo:language="en" fo:country="US" officeooo:rsid="0055084a" officeooo:paragraph-rsid="0055084a" style:language-complex="ar" style:country-complex="SA"/>
    </style:style>
    <style:style style:name="P109" style:family="paragraph" style:parent-style-name="Body">
      <style:text-properties officeooo:paragraph-rsid="005201c0"/>
    </style:style>
    <style:style style:name="P110" style:family="paragraph" style:parent-style-name="Body">
      <style:text-properties officeooo:paragraph-rsid="0053348c"/>
    </style:style>
    <style:style style:name="P11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2" style:family="paragraph" style:parent-style-name="Definition_20_Term" style:list-style-name="WW8Num3">
      <style:text-properties fo:language="en" fo:country="US" officeooo:paragraph-rsid="003dc5bd" style:language-complex="ar" style:country-complex="SA"/>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style:font-name="Courier New"/>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13"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6"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 style:family="text">
      <style:text-properties fo:color="#000000" style:font-name="Arial" fo:font-size="10pt" fo:font-style="normal" style:font-name-asian="Times New Roman" style:font-size-asian="10pt" style:font-style-asian="normal" style:font-name-complex="Times New Roman" style:font-size-complex="10pt" style:font-style-complex="normal"/>
    </style:style>
    <style:style style:name="T18" style:family="text">
      <style:text-properties fo:color="#000000" style:font-name="Monospace" fo:font-size="10pt" style:font-size-asian="10pt"/>
    </style:style>
    <style:style style:name="T19" style:family="text">
      <style:text-properties fo:color="#000000" style:font-name="Monospace" fo:font-size="10pt" style:font-size-asian="10pt"/>
    </style:style>
    <style:style style:name="T20" style:family="text">
      <style:text-properties fo:color="#000000" style:font-name="Monospace" fo:font-size="10pt" fo:background-color="#d4d4d4" loext:char-shading-value="0" style:font-size-asian="10pt"/>
    </style:style>
    <style:style style:name="T21" style:family="text">
      <style:text-properties fo:font-weight="normal" style:font-weight-asian="normal" style:font-weight-complex="normal"/>
    </style:style>
    <style:style style:name="T22" style:family="text">
      <style:text-properties fo:font-weight="normal" officeooo:rsid="00772750" style:font-weight-asian="normal" style:font-weight-complex="normal"/>
    </style:style>
    <style:style style:name="T23" style:family="text">
      <style:text-properties fo:font-weight="normal" officeooo:rsid="006108cb" style:font-weight-asian="normal" style:font-weight-complex="normal"/>
    </style:style>
    <style:style style:name="T24" style:family="text">
      <style:text-properties fo:font-weight="normal" officeooo:rsid="009ab299"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21b48b" style:font-style-asian="normal" style:font-style-complex="normal"/>
    </style:style>
    <style:style style:name="T27" style:family="text">
      <style:text-properties fo:font-style="normal" officeooo:rsid="00870a1b" style:font-style-asian="normal" style:font-style-complex="normal"/>
    </style:style>
    <style:style style:name="T28" style:family="text">
      <style:text-properties fo:font-style="normal" officeooo:rsid="004703d7" style:font-style-asian="normal" style:font-style-complex="normal"/>
    </style:style>
    <style:style style:name="T29" style:family="text">
      <style:text-properties fo:font-style="normal" officeooo:rsid="00a1a8f8" style:font-style-asian="normal" style:font-style-complex="normal"/>
    </style:style>
    <style:style style:name="T30" style:family="text">
      <style:text-properties fo:font-style="normal" officeooo:rsid="004893bd" style:font-style-asian="normal" style:font-style-complex="normal"/>
    </style:style>
    <style:style style:name="T31" style:family="text">
      <style:text-properties fo:font-style="normal" officeooo:rsid="009c3e68" style:font-style-asian="normal" style:font-style-complex="normal"/>
    </style:style>
    <style:style style:name="T32" style:family="text">
      <style:text-properties fo:font-style="normal" officeooo:rsid="0071b406" style:font-style-asian="normal" style:font-style-complex="normal"/>
    </style:style>
    <style:style style:name="T33" style:family="text">
      <style:text-properties fo:font-style="normal" officeooo:rsid="0088907b" style:font-style-asian="normal" style:font-style-complex="normal"/>
    </style:style>
    <style:style style:name="T34" style:family="text">
      <style:text-properties fo:font-style="normal" officeooo:rsid="005379ab" style:font-style-asian="normal" style:font-style-complex="normal"/>
    </style:style>
    <style:style style:name="T35" style:family="text">
      <style:text-properties fo:font-style="normal" officeooo:rsid="00540f90" style:font-style-asian="normal" style:font-style-complex="normal"/>
    </style:style>
    <style:style style:name="T36" style:family="text">
      <style:text-properties fo:font-style="normal" officeooo:rsid="00542e55" style:font-style-asian="normal" style:font-style-complex="normal"/>
    </style:style>
    <style:style style:name="T37" style:family="text">
      <style:text-properties fo:font-style="normal" officeooo:rsid="00232be5" style:font-style-asian="normal" style:font-style-complex="normal"/>
    </style:style>
    <style:style style:name="T38" style:family="text">
      <style:text-properties fo:font-style="normal" officeooo:rsid="0057a0cb" style:font-style-asian="normal" style:font-style-complex="normal"/>
    </style:style>
    <style:style style:name="T39" style:family="text">
      <style:text-properties fo:font-style="normal" officeooo:rsid="0058c04f" style:font-style-asian="normal" style:font-style-complex="normal"/>
    </style:style>
    <style:style style:name="T40" style:family="text">
      <style:text-properties fo:font-style="normal" officeooo:rsid="00a9a7b6" style:font-style-asian="normal" style:font-style-complex="normal"/>
    </style:style>
    <style:style style:name="T41" style:family="text">
      <style:text-properties fo:color="#7f0055" style:font-name="Monospace" fo:font-size="10pt" fo:font-weight="bold" style:font-size-asian="10pt" style:font-weight-asian="bold"/>
    </style:style>
    <style:style style:name="T42" style:family="text">
      <style:text-properties fo:color="#7f0055" style:font-name="Monospace" fo:font-size="10pt" fo:font-weight="bold" style:font-size-asian="10pt" style:font-weight-asian="bold"/>
    </style:style>
    <style:style style:name="T43" style:family="text">
      <style:text-properties fo:color="#3f5fbf" style:font-name="Monospace" fo:font-size="10pt" style:font-size-asian="10pt"/>
    </style:style>
    <style:style style:name="T44" style:family="text">
      <style:text-properties fo:color="#3f5fbf" style:font-name="Monospace" fo:font-size="10pt" officeooo:rsid="004274aa" style:font-size-asian="10pt"/>
    </style:style>
    <style:style style:name="T45" style:family="text">
      <style:text-properties fo:color="#3f5fbf" style:font-name="Monospace" fo:font-size="10pt" style:font-size-asian="10pt"/>
    </style:style>
    <style:style style:name="T46" style:family="text">
      <style:text-properties fo:color="#3f5fbf" style:font-name="Monospace" fo:font-size="10pt" style:text-underline-style="solid" style:text-underline-width="auto" style:text-underline-color="font-color" style:font-size-asian="10pt"/>
    </style:style>
    <style:style style:name="T47" style:family="text">
      <style:text-properties fo:color="#3f3fbf" style:font-name="Monospace" fo:font-size="10pt" style:font-size-asian="10pt"/>
    </style:style>
    <style:style style:name="T48" style:family="text">
      <style:text-properties fo:color="#3f3fbf" style:font-name="Monospace" fo:font-size="10pt" style:font-size-asian="10pt"/>
    </style:style>
    <style:style style:name="T49" style:family="text">
      <style:text-properties fo:color="#0000c0" style:font-name="Monospace" fo:font-size="10pt" style:font-size-asian="10pt"/>
    </style:style>
    <style:style style:name="T50" style:family="text">
      <style:text-properties fo:color="#0000c0" style:font-name="Monospace" fo:font-size="10pt" style:font-size-asian="10pt"/>
    </style:style>
    <style:style style:name="T51" style:family="text">
      <style:text-properties fo:color="#7f9fbf" style:font-name="Monospace" fo:font-size="10pt" fo:font-weight="bold" style:font-size-asian="10pt" style:font-weight-asian="bold"/>
    </style:style>
    <style:style style:name="T52" style:family="text">
      <style:text-properties fo:color="#7f9fbf" style:font-name="Monospace" fo:font-size="10pt" fo:font-weight="bold" style:font-size-asian="10pt" style:font-weight-asian="bold"/>
    </style:style>
    <style:style style:name="T53" style:family="text">
      <style:text-properties fo:color="#7f7f9f" style:font-name="Monospace" fo:font-size="10pt" style:font-size-asian="10pt"/>
    </style:style>
    <style:style style:name="T54" style:family="text">
      <style:text-properties fo:color="#7f7f9f" style:font-name="Monospace" fo:font-size="10pt" style:font-size-asian="10pt"/>
    </style:style>
    <style:style style:name="T55" style:family="text">
      <style:text-properties fo:color="#6a3e3e" style:font-name="Monospace" fo:font-size="10pt" style:font-size-asian="10pt"/>
    </style:style>
    <style:style style:name="T56" style:family="text">
      <style:text-properties officeooo:rsid="006108cb"/>
    </style:style>
    <style:style style:name="T57" style:family="text">
      <style:text-properties officeooo:rsid="003dfee6"/>
    </style:style>
    <style:style style:name="T58" style:family="text">
      <style:text-properties officeooo:rsid="003dc5bd"/>
    </style:style>
    <style:style style:name="T59" style:family="text">
      <style:text-properties officeooo:rsid="00861fe4"/>
    </style:style>
    <style:style style:name="T60" style:family="text">
      <style:text-properties officeooo:rsid="0071b406"/>
    </style:style>
    <style:style style:name="T61" style:family="text">
      <style:text-properties officeooo:rsid="003fef77"/>
    </style:style>
    <style:style style:name="T62" style:family="text">
      <style:text-properties officeooo:rsid="004a835e"/>
    </style:style>
    <style:style style:name="T63" style:family="text">
      <style:text-properties officeooo:rsid="00847dae"/>
    </style:style>
    <style:style style:name="T64" style:family="text">
      <style:text-properties officeooo:rsid="00839ebc"/>
    </style:style>
    <style:style style:name="T65" style:family="text">
      <style:text-properties officeooo:rsid="0041ba02"/>
    </style:style>
    <style:style style:name="T66" style:family="text">
      <style:text-properties officeooo:rsid="0050dc32"/>
    </style:style>
    <style:style style:name="T67" style:family="text">
      <style:text-properties officeooo:rsid="008b2a05"/>
    </style:style>
    <style:style style:name="T68" style:family="text">
      <style:text-properties officeooo:rsid="00a89314"/>
    </style:style>
    <style:style style:name="T69" style:family="text">
      <style:text-properties officeooo:rsid="009ab299"/>
    </style:style>
    <style:style style:name="T70" style:family="text">
      <style:text-properties officeooo:rsid="00772750"/>
    </style:style>
    <style:style style:name="T71" style:family="text">
      <style:text-properties officeooo:rsid="005284b8"/>
    </style:style>
    <style:style style:name="T72" style:family="text">
      <style:text-properties officeooo:rsid="004e4125"/>
    </style:style>
    <style:style style:name="T73" style:family="text">
      <style:text-properties officeooo:rsid="0066a126"/>
    </style:style>
    <style:style style:name="T74" style:family="text">
      <style:text-properties officeooo:rsid="00888997"/>
    </style:style>
    <style:style style:name="T75" style:family="text">
      <style:text-properties officeooo:rsid="0058c04f"/>
    </style:style>
    <style:style style:name="T76" style:family="text">
      <style:text-properties officeooo:rsid="00924cde"/>
    </style:style>
    <style:style style:name="T77" style:family="text">
      <style:text-properties officeooo:rsid="005a8355"/>
    </style:style>
    <style:style style:name="T78" style:family="text">
      <style:text-properties officeooo:rsid="007ce5bb"/>
    </style:style>
    <style:style style:name="T79" style:family="text">
      <style:text-properties officeooo:rsid="00ac336a"/>
    </style:style>
    <style:style style:name="T80" style:family="text">
      <style:text-properties officeooo:rsid="00ac3cbf"/>
    </style:style>
    <style:style style:name="T81" style:family="text">
      <style:text-properties officeooo:rsid="0028ae53"/>
    </style:style>
    <style:style style:name="T82" style:family="text">
      <style:text-properties officeooo:rsid="00ad71e1"/>
    </style:style>
    <style:style style:name="T83" style:family="text">
      <style:text-properties officeooo:rsid="005be120"/>
    </style:style>
    <style:style style:name="T84" style:family="text">
      <style:text-properties officeooo:rsid="005dee14"/>
    </style:style>
    <style:style style:name="T85" style:family="text">
      <style:text-properties officeooo:rsid="00ad80db"/>
    </style:style>
    <style:style style:name="T86" style:family="text">
      <style:text-properties officeooo:rsid="00b1d664"/>
    </style:style>
    <style:style style:name="T87" style:family="text">
      <style:text-properties officeooo:rsid="006e6f3e"/>
    </style:style>
    <style:style style:name="T88" style:family="text">
      <style:text-properties officeooo:rsid="00a35d3a"/>
    </style:style>
    <style:style style:name="T89" style:family="text">
      <style:text-properties officeooo:rsid="0045b0c6"/>
    </style:style>
    <style:style style:name="T90" style:family="text">
      <style:text-properties fo:color="#3c3c3c" style:font-name="Monospace" fo:font-size="10pt" style:text-underline-style="solid" style:text-underline-width="auto" style:text-underline-color="font-color" style:font-size-asian="10pt"/>
    </style:style>
    <style:style style:name="T91" style:family="text">
      <style:text-properties officeooo:rsid="004274aa"/>
    </style:style>
    <style:style style:name="T92" style:family="text">
      <style:text-properties officeooo:rsid="00467055"/>
    </style:style>
    <style:style style:name="T93" style:family="text">
      <style:text-properties officeooo:rsid="0047b6b6"/>
    </style:style>
    <style:style style:name="T94" style:family="text">
      <style:text-properties officeooo:rsid="004d0e49"/>
    </style:style>
    <style:style style:name="T95" style:family="text">
      <style:text-properties officeooo:rsid="00502664"/>
    </style:style>
    <style:style style:name="T96" style:family="text">
      <style:text-properties fo:color="#646464" style:font-name="Monospace" fo:font-size="10pt" style:font-size-asian="10pt"/>
    </style:style>
    <style:style style:name="T97"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9"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2" draw:name="graphics3" text:anchor-type="paragraph" svg:width="17.78cm" svg:height="7.893cm" draw:z-index="0"><draw:image xlink:href="Pictures/1000020100000427000001D861406D9F1B8C46FE.png" xlink:type="simple" xlink:show="embed" xlink:actuate="onLoad" loext:mime-type="image/png"/></draw:frame></text:p>
      <text:p text:style-name="P46"><text:user-defined style:data-style-name="N0" text:name="RFC Title">Messaging</text:user-defined></text:p>
      <text:p text:style-name="P45"><text:span text:style-name="T2">Draft<text:line-break/><text:line-break/></text:span><text:span text:style-name="T2"><text:page-count style:num-format="1">14</text:page-count></text:span><text:span text:style-name="T2"> Pages</text:span></text:p>
      <text:p text:style-name="P45"><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55">Abstract</text:p>
      <text:p text:style-name="P56">Asynchronous communication is an <text:span text:style-name="T56">important</text:span> factor in today's business applications. Especially in the IoT domain but also for distributed infrastructures the communication over publish/subscribe protocols are common mechanisms. <text:span text:style-name="T56">Whereas</text:span> the existing OSGi Event Admin specification already <text:span text:style-name="T56">describes</text:span> an asynchronous e<text:span text:style-name="T57">v</text:span>ent model within an OSGi framework, this RFP addresses the interaction of an OSGi environment with third-party communication protocols using a common interface.</text:p>
      <text:h text:style-name="P77" text:outline-level="1" text:restart-numbering="true" text:start-value="-1">Document Information</text:h>
      <text:h text:style-name="P68" text:outline-level="2">License</text:h>
      <text:p text:style-name="P20">DISTRIBUTION AND FEEDBACK LICENSE, Version 2.0</text:p>
      <text:p text:style-name="P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
      <text:p text:style-name="P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
      <text:p text:style-name="P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NEITHER THE OSGi ALLIANCE NOR ANY THIRD PARTY WILL BE LIABLE FOR ANY DIRECT, INDIRECT, SPECIAL, INCIDENTAL OR CONSEQUENTIAL DAMAGES ARISING OUT OF OR RELATING TO ANY USE OR DISTRIBUTION OF THE DISTRIBUTION. </text:p>
      <text:p text:style-name="P5"/>
      <text:p text:style-name="P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
      <text:p text:style-name="P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
      <text:p text:style-name="P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
      <text:p text:style-name="P7">I HEREBY ACKNOWLEDGE AND AGREE TO THE TERMS AND CONDITIONS DELINEATED ABOVE.</text:p>
      <text:h text:style-name="P69"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Feedback</text:h>
      <text:p text:style-name="P21"><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3">0 Document Information<text:tab/>2</text:p>
          <text:p text:style-name="P44">0.1 License<text:tab/>2</text:p>
          <text:p text:style-name="P44">0.2 Trademarks<text:tab/>3</text:p>
          <text:p text:style-name="P44">0.3 Feedback<text:tab/>3</text:p>
          <text:p text:style-name="P44">0.4 Table of Contents<text:tab/>3</text:p>
          <text:p text:style-name="P44">0.5 Terminology and Document Conventions<text:tab/>4</text:p>
          <text:p text:style-name="P44">0.6 Revision History<text:tab/>4</text:p>
          <text:p text:style-name="P43">1 Introduction<text:tab/>4</text:p>
          <text:p text:style-name="P43">2 Application Domain<text:tab/>5</text:p>
          <text:p text:style-name="P43">3 Problem Description<text:tab/>5</text:p>
          <text:p text:style-name="P43">4 Requirements<text:tab/>5</text:p>
          <text:p text:style-name="P43">5 Technical Solution<text:tab/>5</text:p>
          <text:p text:style-name="P43">6 Data Transfer Objects<text:tab/>6</text:p>
          <text:p text:style-name="P43">7 Javadoc<text:tab/>6</text:p>
          <text:p text:style-name="P43">8 Considered Alternatives<text:tab/>6</text:p>
          <text:p text:style-name="P43"><text:soft-page-break/>9 Security Considerations<text:tab/>7</text:p>
          <text:p text:style-name="P43">10 Document Support<text:tab/>7</text:p>
          <text:p text:style-name="P44">10.1 References<text:tab/>7</text:p>
          <text:p text:style-name="P44">10.2 Author’s Address<text:tab/>7</text:p>
          <text:p text:style-name="P44">10.3 Acronyms and Abbreviations<text:tab/>7</text:p>
          <text:p text:style-name="P44">10.4 End of Document<text:tab/>7</text:p>
        </text:index-body>
      </text:table-of-content>
      <text:p text:style-name="P13"/>
      <text:h text:style-name="P70"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13"><text:span text:style-name="T10">Source code is shown in this typeface</text:span>.</text:p>
      <text:h text:style-name="P67"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58">26</text:span> <text:span text:style-name="T58">Nov</text:span> 2019</text:p>
          </table:table-cell>
          <table:table-cell table:style-name="Table1.C1" office:value-type="string">
            <text:p text:style-name="Standard"><text:span text:style-name="T58">Mark Hoffmann</text:span>, initial content copied from RFP</text:p>
          </table:table-cell>
        </table:table-row>
        <table:table-row table:style-name="Table1.2">
          <table:table-cell table:style-name="Table1.A3" office:value-type="string">
            <text:p text:style-name="P53">1.0</text:p>
          </table:table-cell>
          <table:table-cell table:style-name="Table1.A3" office:value-type="string">
            <text:p text:style-name="P54">January 2020</text:p>
          </table:table-cell>
          <table:table-cell table:style-name="Table1.C3" office:value-type="string">
            <text:p text:style-name="P54">Mark Hoffmann, some initial API</text:p>
          </table:table-cell>
        </table:table-row>
      </table:table>
      <text:p text:style-name="P13"/>
      <text:h text:style-name="P76" text:outline-level="1">Introduction</text:h>
      <text:p text:style-name="P22">In the past there <text:span text:style-name="T61">have already been </text:span>some efforts to bring asynchronous messaging into the OSGi <text:span text:style-name="T61">framework</text:span>. <text:span text:style-name="T61">There was the Distributed Eventing RFC-214 and the MQTT Adapter RFC-229. In addition to that there are further available specification like </text:span>OSGi RSA, Promises and PushStreams, that <text:span text:style-name="T61">focus on remote events, a</text:span>synchronous processing <text:span text:style-name="T61">and</text:span> <text:span text:style-name="T61">reactive </text:span>event handling. <text:span text:style-name="T62">Promises and PushStreams are optimal partners to deal with the asynchronous programming model, that comes with the messaging pattern.</text:span></text:p>
      <text:p text:style-name="P22"><text:span text:style-name="T63">Because of the growing popularity of the IoT domain,</text:span> it is important to enable OSGi to be connected with the <text:span text:style-name="T63">common services of the </text:span>IoT world. <text:span text:style-name="T64">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22"><text:soft-page-break/><text:span text:style-name="T60">P</text:span>rotocols like AMQP, the Kafka Protocol or JMS are <text:s/>heavily used in back-end infrastructures. <text:s/>This RF<text:span text:style-name="T60">P</text:span> tries to address th<text:span text:style-name="T59">e</text:span> use-case <text:s/><text:span text:style-name="T59">for connecting to those protocols with a subset of their functionality.</text:span> <text:span text:style-name="T65">For a seamless use of OSGi as well in IoT infrastructures and cloud-infrastructures, it is important to provide an easy to use and also seamless integration of different communication protocols in OSGi. </text:span></text:p>
      <text:p text:style-name="P15">With the Event Admin specification, there is already an ease to use approach, for in-framework events. Distributed events often needs additional configuration parameters like quality of service, time-to-live or event strategies that needs to be <text:span text:style-name="T59">configured</text:span> <text:span text:style-name="T59">at connection time or set at message publication time. </text:span><text:s/><text:span text:style-name="T59">T</text:span>his RF<text:span text:style-name="T60">P</text:span> is seen for standalone use but also as an extension to the Event Admin to provide the possibility for a Remote Event Admin. </text:p>
      <text:h text:style-name="P76" text:outline-level="1">Application Domain</text:h>
      <text:p text:style-name="P29"><text:span text:style-name="T26">M</text:span><text:span text:style-name="T25">essaging is a pattern to reliably transport messages over a</text:span><text:span text:style-name="T27">n</text:span><text:span text:style-name="T25"> </text:span><text:span text:style-name="T28">inherent</text:span><text:span text:style-name="T25"> unreliable network </text:span><text:span text:style-name="T28">from a produce to one or more receivers</text:span><text:span text:style-name="T25">. </text:span><text:span text:style-name="T28">The process is to move messages from one system to another or many. The messaging system uses channels to do that. Because it is never clear, if the network </text:span><text:span text:style-name="T29">or the receiver system </text:span><text:span text:style-name="T28">is available, it is the task of the messaging system to handle that. </text:span></text:p>
      <text:p text:style-name="P30"><text:span text:style-name="T28">T</text:span><text:span text:style-name="T25">here are also different concepts in moving messages:</text:span></text:p>
      <text:list xml:id="list2996191853" text:style-name="L1">
        <text:list-item>
          <text:p text:style-name="P81"><office:annotation office:name="__Annotation__2463_2434718519"><dc:creator>David Bosschaert</dc:creator><dc:date>2019-01-31T12:18:45.718250240</dc:date><loext:sender-initials>DB</loext:sender-initials><text:p text:style-name="P113"><text:span text:style-name="T97">Maybe ‘Fire and Forget’ ?</text:span></text:p></office:annotation><text:span text:style-name="T30">Send and Forget</text:span><office:annotation-end office:name="__Annotation__2463_2434718519"/><office:annotation><dc:creator>Mark Hoffmann</dc:creator><dc:date>2019-02-13T18:03:03.743431273</dc:date><loext:sender-initials>MH</loext:sender-initials><text:p text:style-name="P113"><text:span text:style-name="T98">Antwort auf David Bosschaert (31.01.2019, 12:18): "..."</text:span></text:p><text:p><text:span text:style-name="T99">I used the wording from the Enterprise Integration Pattern book</text:span></text:p></office:annotation><text:span text:style-name="T30"> – </text:span><text:span text:style-name="T31">Guarantees</text:span><text:span text:style-name="T30"> successful send </text:span></text:p>
        </text:list-item>
        <text:list-item>
          <text:p text:style-name="P82"><office:annotation office:name="__Annotation__2464_2434718519"><dc:creator>David Bosschaert</dc:creator><dc:date>2019-01-31T12:19:01.519010560</dc:date><loext:sender-initials>DB</loext:sender-initials><text:p text:style-name="P113"><text:span text:style-name="T97">Maybe ‘Store and Forward’ ?</text:span></text:p></office:annotation><text:span text:style-name="T27">Send</text:span><text:span text:style-name="T25"> and Forward</text:span><office:annotation-end office:name="__Annotation__2464_2434718519"/><office:annotation><dc:creator>Michael Roeschter</dc:creator><dc:date>2019-03-08T13:16:34.332000000</dc:date><loext:sender-initials>MR</loext:sender-initials><text:p text:style-name="P113"><text:span text:style-name="T98">Reply to David Bosschaert (31.01.2019, 12:19): "..."</text:span></text:p><text:p><text:span text:style-name="T99"/></text:p></office:annotation><office:annotation><dc:creator>Mark Hoffmann</dc:creator><dc:date>2019-02-13T18:05:02.025694618</dc:date><loext:sender-initials>MH</loext:sender-initials><text:p text:style-name="P113"><text:span text:style-name="T98">Antwort auf David Bosschaert (31.01.2019, 12:19): "..."</text:span></text:p><text:p><text:span text:style-name="T99">No send and forward. Storage may included</text:span></text:p></office:annotation><text:span text:style-name="T25"> – </text:span><text:span text:style-name="T27">Guarantees</text:span><text:span text:style-name="T25"> </text:span><text:span text:style-name="T27">eventual </text:span><text:span text:style-name="T25">successful receive</text:span></text:p>
        </text:list-item>
      </text:list>
      <text:p text:style-name="P24"><office:annotation><dc:creator>Michael Roeschter</dc:creator><dc:date>2019-03-08T13:19:23.251000000</dc:date><loext:sender-initials>MR</loext:sender-initials><text:p text:style-name="P113"><text:span text:style-name="T97">The sender never knows what happens with the message. All guarantees are configuration driven and are known by the messaging system. The sender can configure/hint them but does not know them.</text:span></text:p></office:annotation></text:p>
      <text:p text:style-name="P25"><office:annotation><dc:creator>Michael Roeschter</dc:creator><dc:date>2019-03-09T15:38:33.182000000</dc:date><loext:sender-initials>MR</loext:sender-initials><text:p text:style-name="P113"><text:span text:style-name="T98">Reply to David Bosschaert (31.01.2019, 12:19): "..."</text:span></text:p><text:p><text:span text:style-name="T99">Added error and monitoring. RPC is not a special channel type.</text:span></text:p></office:annotation><text:span text:style-name="T67">The following communication patterns exist:</text:span></text:p>
      <text:list xml:id="list3000076470" text:style-name="L2">
        <text:list-item>
          <text:p text:style-name="P83">Point-to-point</text:p>
        </text:list-item>
        <text:list-item>
          <text:p text:style-name="P83">Publish-Subscribe</text:p>
        </text:list-item>
        <text:list-item>
          <text:p text:style-name="P83">Guaranteed delivery</text:p>
        </text:list-item>
        <text:list-item>
          <text:p text:style-name="P84">Temporary/transient channe<text:span text:style-name="T68">l</text:span><text:span text:style-name="T68"><office:annotation><dc:creator>Michael Roeschter</dc:creator><dc:date>2019-03-09T15:37:20.238000000</dc:date><loext:sender-initials>MR</loext:sender-initials><text:p text:style-name="P113"><text:span text:style-name="T97">This is covered by dead-letter</text:span></text:p></office:annotation></text:span></text:p>
        </text:list-item>
        <text:list-item>
          <text:p text:style-name="P83">Dead-letter</text:p>
        </text:list-item>
        <text:list-item>
          <text:p text:style-name="P84">Monitoring, error and administration channels</text:p>
        </text:list-item>
      </text:list>
      <text:p text:style-name="P26"><text:s/>The use cases above cover <text:span text:style-name="T69">Reply-To</text:span> style communication and handling of common error conditions.</text:p>
      <text:p text:style-name="P27">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70">eply-To</text:span>, sequencing/ordering of messages, time-synchronization, filtering and others. <text:span text:style-name="T71">This is important because messaging decouples communication and has <text:s/></text:span><text:soft-page-break/><text:span text:style-name="T71">different demands regarding assumptions that are made to the process compared to a local call. Thus there is are additional semantics for e.g. time-outs, retry-counts, address-spaces.</text:span></text:p>
      <text:p text:style-name="P23">Messaging in general induces a<text:span text:style-name="T56">n </text:span>asynchronous programming model. Therefor<text:span text:style-name="T60">e</text:span> <text:span text:style-name="T66">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71" text:outline-level="2"><text:bookmark-start text:name="__RefHeading___Toc428_4249349373"/>Terminology + Abbreviations<text:bookmark-end text:name="__RefHeading___Toc428_4249349373"/></text:h>
      <text:p text:style-name="P33"/>
      <text:h text:style-name="P78" text:outline-level="3">Message</text:h>
      <text:p text:style-name="P31">A message is a data structure that hold<text:span text:style-name="T56">s</text:span> the payload and additional meta-information about the content.</text:p>
      <text:h text:style-name="P78" text:outline-level="3"><text:bookmark-start text:name="__RefHeading___Toc1147_3647882673"/>Channel<text:bookmark-end text:name="__RefHeading___Toc1147_3647882673"/></text:h>
      <text:p text:style-name="P32"><text:span text:style-name="T72">Channels are named resources </text:span>to connect programs <text:span text:style-name="T72">and interchange the messages. .</text:span></text:p>
      <text:h text:style-name="P78" text:outline-level="3"><text:bookmark-start text:name="__RefHeading___Toc1149_3647882673"/>Sender / Publisher<text:bookmark-end text:name="__RefHeading___Toc1149_3647882673"/></text:h>
      <text:p text:style-name="P32">A sender writes a message into a channel. <office:annotation><dc:creator>Michael Roeschter</dc:creator><dc:date>2019-03-08T13:23:30.616000000</dc:date><loext:sender-initials>MR</loext:sender-initials><text:p text:style-name="P113"><text:span text:style-name="T97">The sender may wait for the messaging system to acknowledge but not the receiver.</text:span></text:p></office:annotation></text:p>
      <text:h text:style-name="P78" text:outline-level="3"><text:bookmark-start text:name="__RefHeading___Toc1151_3647882673"/><text:span text:style-name="T73">Receiver</text:span> / <text:span text:style-name="T73">Subscriber</text:span><text:bookmark-end text:name="__RefHeading___Toc1151_3647882673"/></text:h>
      <text:p text:style-name="P32"><text:s/><text:span text:style-name="T74">One or more receivers read messages from a</text:span> channel. </text:p>
      <text:h text:style-name="P79" text:outline-level="3"><text:bookmark-start text:name="__RefHeading___Toc1153_3647882673"/><text:span text:style-name="T70">Reply-To </text:span>Messaging<text:bookmark-end text:name="__RefHeading___Toc1153_3647882673"/></text:h>
      <text:p text:style-name="P18"><text:span text:style-name="T21">Sending a request and receiving a re</text:span><text:span text:style-name="T22">sponse</text:span><text:span text:style-name="T21"> are two separate </text:span><text:span text:style-name="T23">atomic</text:span><text:span text:style-name="T21"> operations. </text:span><text:span text:style-name="T23">Thus</text:span><text:span text:style-name="T21"> waiting for a response is not a blocking operation </text:span><text:span text:style-name="T24">in the underlying implementation.</text:span><text:span text:style-name="T21">, A special message information, the correlation identifier, is used to assign a request to a response. Sometimes the reply-to address can be generated from the messaging system and is also submitted as property with the request message.</text:span></text:p>
      <text:h text:style-name="P76" text:outline-level="1">Problem Description</text:h>
      <text:p text:style-name="P28">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34"><text:span text:style-name="T25">In the domains of IoT </text:span><text:span text:style-name="T34">there are standardized protocols to connect remote devices and submit data over a broker based messaging system from remote clients. But also in cloud-based infrastructures</text:span><text:span text:style-name="T25">, messaging systems are </text:span><text:span text:style-name="T34">often used for de-coupling of services or functions. </text:span></text:p>
      <text:p text:style-name="P35"><text:span text:style-name="T33">Today, t</text:span><text:span text:style-name="T25">o interact with such systems the implementer has to deal with messaging </text:span><text:span text:style-name="T33">protocol specifics</text:span><text:span text:style-name="T25"> and </text:span><text:span text:style-name="T33">operational conditions</text:span><text:span text:style-name="T25">, that are <text:s/>not covered, by existing specifications. </text:span><text:span text:style-name="T35">With OSGi Promises and the PushStream specification there are already major parts available to deal with an asynchronous programming model. This is a requirement when using messaging. </text:span></text:p>
      <text:p text:style-name="P35"><text:soft-page-break/><text:span text:style-name="T35">The missing p</text:span><text:span text:style-name="T32">i</text:span><text:span text:style-name="T35">ece is a </text:span><text:span text:style-name="T33">standardized</text:span><text:span text:style-name="T35"> way to send </text:span><text:span text:style-name="T33">and</text:span><text:span text:style-name="T35"> receive </text:span><text:span text:style-name="T36">data</text:span><text:span text:style-name="T35"> that support</text:span><text:span text:style-name="T33">s</text:span><text:span text:style-name="T35"> the </text:span><text:span text:style-name="T36">messaging </text:span><text:span text:style-name="T35">pattern</text:span><text:span text:style-name="T33">s</text:span><text:span text:style-name="T37">. </text:span><text:span text:style-name="T38">Consuming and producing data using common protocols like AMQP, MQTT </text:span><text:span text:style-name="T33">or JMS</text:span><text:span text:style-name="T38"> using OSGi services, would </text:span><text:span text:style-name="T39">integrate an OSGi application into more systems.</text:span></text:p>
      <text:p text:style-name="P16"><text:span text:style-name="T25">Also other specifications could </text:span><text:span text:style-name="T32">benefit</text:span><text:span text:style-name="T25"> from </text:span><text:span text:style-name="T17">this</text:span><text:span text:style-name="T25"> RFP. </text:span><text:span text:style-name="T33">It should be possible to layer RSA remote calls over messaging. </text:span><text:span text:style-name="T25">It </text:span><text:span text:style-name="T33">should</text:span><text:span text:style-name="T25"> also be possible to provide a remote Event Admin </text:span><text:span text:style-name="T33">service</text:span><text:span text:style-name="T25">.</text:span></text:p>
      <text:h text:style-name="P72" text:outline-level="2"><text:bookmark-start text:name="__RefHeading___Toc1157_3647882673"/>Intents<text:bookmark-end text:name="__RefHeading___Toc1157_3647882673"/></text:h>
      <text:p text:style-name="P17"><text:span text:style-name="T25">Messaging systems vary widely in their capabilities and are configurable with regard to guarantees of delivery. We do not want to expose this complexity the user of this solution. </text:span><text:span text:style-name="T40">The RSA specification uses intent for that purpose.</text:span></text:p>
      <text:h text:style-name="P76" text:outline-level="1">Requirements</text:h>
      <text:h text:style-name="P80" text:outline-level="3">General</text:h>
      <text:list xml:id="list427247984" text:style-name="L3">
        <text:list-item>
          <text:p text:style-name="P85">MSG010 – The solution MUST be technology, <text:span text:style-name="T76">vendor</text:span> and <text:span text:style-name="T76">messaging </text:span>protocol independent. MSG030 – The solution MUST be configurable (address-space, timeouts, <text:span text:style-name="T76">quality of service guarantees</text:span>)</text:p>
        </text:list-item>
        <text:list-item>
          <text:p text:style-name="P88">MSG050 – The solution <text:span text:style-name="T77">MUST</text:span> announce their capabilities/intents to service consumers</text:p>
        </text:list-item>
        <text:list-item>
          <text:p text:style-name="P88">MSG060 – The solution MUST provide information about registered channels, <text:span text:style-name="T78">client</text:span> connection states, <text:span text:style-name="T79">if available</text:span></text:p>
        </text:list-item>
        <text:list-item>
          <text:p text:style-name="P88">MSG070 – The solution MUST support the asynchronous programming model</text:p>
        </text:list-item>
        <text:list-item>
          <text:p text:style-name="P91">MSG080 – The solution MUST support a client API</text:p>
        </text:list-item>
        <text:list-item>
          <text:p text:style-name="P92">MSG090 – The solution <text:span text:style-name="T80">MUST</text:span> respect <text:span text:style-name="T80">requested </text:span>intents</text:p>
        </text:list-item>
        <text:list-item>
          <text:p text:style-name="P93">MSG095 – The solution MUST announce its supported intents</text:p>
        </text:list-item>
        <text:list-item>
          <text:p text:style-name="P92">MSG100 – The solution MUST fail when encountering unknown <text:span text:style-name="T80">or unsupported </text:span>intents. </text:p>
        </text:list-item>
      </text:list>
      <text:h text:style-name="P80" text:outline-level="3"><text:bookmark-start text:name="__RefHeading___Toc1177_3647882673"/>Channels<text:bookmark-end text:name="__RefHeading___Toc1177_3647882673"/></text:h>
      <text:list xml:id="list2167266651" text:style-name="L4">
        <text:list-item>
          <text:p text:style-name="P94"><text:span text:style-name="T75">MSG10</text:span>0 – It <text:span text:style-name="T81">MUST</text:span> be possible to <text:span text:style-name="T75">asynchronously send messages to a channel.</text:span></text:p>
        </text:list-item>
        <text:list-item>
          <text:p text:style-name="P95">MSG120 – The solution MUST support <text:span text:style-name="T82">systems that support</text:span> point-to-point channel type</text:p>
        </text:list-item>
        <text:list-item>
          <text:p text:style-name="P95">MSG130 – The solution MUST support <text:span text:style-name="T82">systems that support </text:span>the publish-subscribe channel type</text:p>
        </text:list-item>
        <text:list-item>
          <text:p text:style-name="P95">MSG140 – The solution MUST support quality of service </text:p>
        </text:list-item>
        <text:list-item>
          <text:p text:style-name="P86">MSG<text:span text:style-name="T83">15</text:span>0 – The solution MUST support send-and-forget and send-and-forward semantics</text:p>
        </text:list-item>
        <text:list-item>
          <text:p text:style-name="P89"><text:soft-page-break/>MSG160 – The <text:span text:style-name="T77">solution SHOULD support Reply-To calls, if possible. For that the solution MUST act as caller (publish and subscribe) as well as Reply-To receiver (subscribe on publish)</text:span></text:p>
        </text:list-item>
        <text:list-item>
          <text:p text:style-name="P96">MSG170 – The solution SHOULD support filter semantics like exchange / routing-key and wildcards for channels</text:p>
        </text:list-item>
        <text:list-item>
          <text:p text:style-name="P97">MSG180 – The solution MAY support a do-autocreate as well as do-not-autocreate</text:p>
        </text:list-item>
      </text:list>
      <text:p text:style-name="P36">Messages</text:p>
      <text:list xml:id="list2341916981" text:style-name="L5">
        <text:list-item>
          <text:p text:style-name="P87">MSG<text:span text:style-name="T83">20</text:span>0 – Message<text:span text:style-name="T84">s bodie</text:span>s MUST <text:span text:style-name="T85">support sending of byte-data</text:span></text:p>
        </text:list-item>
        <text:list-item>
          <text:p text:style-name="P99">MSG205 – The implementation MAY place limits on the size of the messages that can be send. <text:span text:style-name="T86">The existence of a message size limitation for an implementation SHOULD be signaled.</text:span></text:p>
        </text:list-item>
        <text:list-item>
          <text:p text:style-name="P99"><text:span text:style-name="T84">MSG210 – It SHOULD be possible to support additional message properties like sequencing </text:span><text:span text:style-name="T13">and correlation. </text:span><text:span text:style-name="T14">The implementation </text:span><text:span text:style-name="T12">SHOULD</text:span><text:span text:style-name="T14"> provide access to properties when available.</text:span></text:p>
        </text:list-item>
        <text:list-item>
          <text:p text:style-name="P90"><text:span text:style-name="T13">M</text:span><text:span text:style-name="T11">SG220 – The solution MAY define a content encoding</text:span></text:p>
        </text:list-item>
        <text:list-item>
          <text:p text:style-name="P100">MSG230 – The solution MAY support message time-to-live information</text:p>
        </text:list-item>
        <text:list-item>
          <text:p text:style-name="P101">MSG240 – The solution MAY support <text:span text:style-name="T87">manual </text:span>acknowledge/reject support for messages</text:p>
        </text:list-item>
        <text:list-item>
          <text:p text:style-name="P102">MSG250 – The solution MAY have a journal<text:span text:style-name="T88">l</text:span>ing support</text:p>
        </text:list-item>
        <text:list-item>
          <text:p text:style-name="P98"><text:span text:style-name="T15">MSG260 – It </text:span><text:span text:style-name="T16">MUST</text:span><text:span text:style-name="T15"> be possible to identify the channel the message was received on</text:span></text:p>
        </text:list-item>
      </text:list>
      <text:h text:style-name="P76" text:outline-level="1">Technical Solution</text:h>
      <text:p text:style-name="P104">The concept of the messaging specification relies on a message object and a corresponding message context. A message is bound to a <text:span text:style-name="T95">message </text:span>context. <text:span text:style-name="T95">This pattern is s</text:span>imilar to the EventAdmin specification, where you get the topic <text:span text:style-name="T95">and properties </text:span>from the Event, you can get the context from a message. The difference is that the MessageContext cont<text:span text:style-name="T95">ains</text:span> more information <text:span text:style-name="T95">and typed information</text:span>, than just a topic and a properties map.</text:p>
      <text:p text:style-name="P105"><text:span text:style-name="T95">Service interfaces for s</text:span>ubscribing on channels and publishing of messages are separated into own <text:s/>interfaces. <text:span text:style-name="T94">That makes it possible just to implement either subscription or publishing. Where the implementations of the service interfaces can be specific to a certain protocol, the message context implementation can be as well protocol specific. </text:span></text:p>
      <text:p text:style-name="P106">To get runtime information about a certain connection of an implementation, a MessageRuntimeService exists that exposes connection information.</text:p>
      <text:p text:style-name="P107">Package: org.osgi.service.messaging</text:p>
      <text:p text:style-name="P108"><text:soft-page-break/>- Adding some sample code</text:p>
      <text:p text:style-name="P108">- describing context attributes more in detail Mime-type for content-type , ...</text:p>
      <text:h text:style-name="P73" text:outline-level="2">Message Object</text:h>
      <text:p text:style-name="P38">The message object is a wrapper <text:span text:style-name="T91">for the plain content as well as connection information of a message.</text:span></text:p>
      <text:p text:style-name="P9">/**</text:p>
      <text:p text:style-name="P59"><text:s/>* An message object</text:p>
      <text:p text:style-name="P59"><text:s/>*/</text:p>
      <text:p text:style-name="P57"><text:span text:style-name="T41">public</text:span><text:span text:style-name="T18"> </text:span><text:span text:style-name="T41">interface</text:span><text:span text:style-name="T18"> Message {</text:span></text:p>
      <text:p text:style-name="P60"><text:tab/></text:p>
      <text:p text:style-name="P57"><text:span text:style-name="T18"><text:tab/></text:span><text:span text:style-name="T43">/**</text:span></text:p>
      <text:p text:style-name="P57"><text:span text:style-name="T43"><text:tab/> * Returns the </text:span><text:span text:style-name="T46">playload</text:span><text:span text:style-name="T43"> of the message as </text:span><text:span text:style-name="T47">{@link ByteBuffer}</text:span></text:p>
      <text:p text:style-name="P57"><text:span text:style-name="T43"><text:tab/> * </text:span><text:span text:style-name="T51">@return</text:span><text:span text:style-name="T43"> the </text:span><text:span text:style-name="T46">playload</text:span><text:span text:style-name="T43"> of the message as </text:span><text:span text:style-name="T47">{@link ByteBuffer}</text:span></text:p>
      <text:p text:style-name="P59"><text:tab/> */</text:p>
      <text:p text:style-name="P57"><text:span text:style-name="T18"><text:tab/></text:span><text:span text:style-name="T41">public</text:span><text:span text:style-name="T18"> ByteBuffer payload();</text:span></text:p>
      <text:p text:style-name="P60"><text:tab/></text:p>
      <text:p text:style-name="P57"><text:span text:style-name="T18"><text:tab/></text:span><text:span text:style-name="T43">/**</text:span></text:p>
      <text:p text:style-name="P57"><text:span text:style-name="T43"><text:tab/> * Returns the message context. This must not be </text:span><text:span text:style-name="T53">&lt;code&gt;</text:span><text:span text:style-name="T43">null</text:span><text:span text:style-name="T53">&lt;/code&gt;</text:span><text:span text:style-name="T43">.</text:span></text:p>
      <text:p text:style-name="P57"><text:span text:style-name="T43"><text:tab/> * </text:span><text:span text:style-name="T51">@return</text:span><text:span text:style-name="T43"> the </text:span><text:span text:style-name="T47">{@link MessageContext}</text:span><text:span text:style-name="T43"> instance of this message</text:span></text:p>
      <text:p text:style-name="P59"><text:tab/> */</text:p>
      <text:p text:style-name="P57"><text:span text:style-name="T18"><text:tab/></text:span><text:span text:style-name="T41">public</text:span><text:span text:style-name="T18"> MessageContext getContext();</text:span></text:p>
      <text:p text:style-name="P58"/>
      <text:p text:style-name="P11">}</text:p>
      <text:h text:style-name="P73" text:outline-level="2">MessageContext</text:h>
      <text:p text:style-name="P41">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p text:style-name="P9">/**</text:p>
      <text:p text:style-name="P59"><text:s/>* Context object that can be used to provide additional properties that</text:p>
      <text:p text:style-name="P59"><text:s/>* can be put to the underlying driver / connection. </text:p>
      <text:p text:style-name="P57"><text:span text:style-name="T43"><text:s/>* The context holds meta</text:span><text:span text:style-name="T53">-</text:span><text:span text:style-name="T43">information for a message to be send or received</text:span></text:p>
      <text:p text:style-name="P59"><text:s/>*/</text:p>
      <text:p text:style-name="P57"><text:span text:style-name="T41">public</text:span><text:span text:style-name="T18"> </text:span><text:span text:style-name="T41">interface</text:span><text:span text:style-name="T18"> MessageContext {</text:span></text:p>
      <text:p text:style-name="P58"/>
      <text:p text:style-name="P60"><text:tab/>ChannelDTO getChannel();</text:p>
      <text:p text:style-name="P58"/>
      <text:p text:style-name="P57"><text:span text:style-name="T18"><text:tab/></text:span><text:span text:style-name="T43">/**</text:span></text:p>
      <text:p text:style-name="P59"><text:tab/> * Returns the content type</text:p>
      <text:p text:style-name="P57"><text:span text:style-name="T43"><text:tab/> * </text:span><text:span text:style-name="T51">@return</text:span><text:span text:style-name="T43"> the content type</text:span></text:p>
      <text:p text:style-name="P59"><text:tab/> */</text:p>
      <text:p text:style-name="P57"><text:span text:style-name="T18"><text:tab/></text:span><text:span text:style-name="T41">public</text:span><text:span text:style-name="T18"> String getContentType();</text:span></text:p>
      <text:p text:style-name="P58"/>
      <text:p text:style-name="P57"><text:span text:style-name="T18"><text:tab/></text:span><text:span text:style-name="T43">/**</text:span></text:p>
      <text:p text:style-name="P59"><text:tab/> * Returns the content encoding</text:p>
      <text:p text:style-name="P57"><text:span text:style-name="T43"><text:tab/> * </text:span><text:span text:style-name="T51">@return</text:span><text:span text:style-name="T43"> the content encoding</text:span></text:p>
      <text:p text:style-name="P59"><text:tab/> */</text:p>
      <text:p text:style-name="P57"><text:span text:style-name="T18"><text:tab/></text:span><text:span text:style-name="T41">public</text:span><text:span text:style-name="T18"> String getContentEncoding();</text:span></text:p>
      <text:p text:style-name="P58"/>
      <text:p text:style-name="P57"><text:span text:style-name="T18"><text:tab/></text:span><text:span text:style-name="T43">/**</text:span></text:p>
      <text:p text:style-name="P59"><text:soft-page-break/><text:tab/> * Returns the correlation id</text:p>
      <text:p text:style-name="P57"><text:span text:style-name="T43"><text:tab/> * </text:span><text:span text:style-name="T51">@return</text:span><text:span text:style-name="T43"> the correlation id</text:span></text:p>
      <text:p text:style-name="P59"><text:tab/> */</text:p>
      <text:p text:style-name="P57"><text:span text:style-name="T18"><text:tab/></text:span><text:span text:style-name="T41">public</text:span><text:span text:style-name="T18"> String getCorrelationId();</text:span></text:p>
      <text:p text:style-name="P58"/>
      <text:p text:style-name="P57"><text:span text:style-name="T18"><text:tab/></text:span><text:span text:style-name="T43">/**</text:span></text:p>
      <text:p text:style-name="P59"><text:tab/> * Returns the reply to channel</text:p>
      <text:p text:style-name="P57"><text:span text:style-name="T43"><text:tab/> * </text:span><text:span text:style-name="T51">@return</text:span><text:span text:style-name="T43"> the reply to channel</text:span></text:p>
      <text:p text:style-name="P59"><text:tab/> */</text:p>
      <text:p text:style-name="P57"><text:span text:style-name="T18"><text:tab/></text:span><text:span text:style-name="T41">public</text:span><text:span text:style-name="T18"> ChannelDTO getReplyToChannel();</text:span></text:p>
      <text:p text:style-name="P58"/>
      <text:p text:style-name="P11">}</text:p>
      <text:p text:style-name="P11"/>
      <text:p text:style-name="P62"/>
      <text:h text:style-name="P74" text:outline-level="2">Message Service Runtime</text:h>
      <text:p text:style-name="P63"><text:span text:style-name="T43">/**</text:span></text:p>
      <text:p text:style-name="P57"><text:span text:style-name="T43"><text:s/>* The MessageServiceRuntime service represents the runtime information of a</text:span></text:p>
      <text:p text:style-name="P57"><text:span text:style-name="T43"><text:s/>* Message Service implementation.</text:span></text:p>
      <text:p text:style-name="P57"><text:span text:style-name="T43"><text:s/>* </text:span><text:span text:style-name="T53">&lt;p&gt;</text:span></text:p>
      <text:p text:style-name="P57"><text:span text:style-name="T43"><text:s/>* It provides access to DTOs representing the current state of the connection.</text:span></text:p>
      <text:p text:style-name="P57"><text:span text:style-name="T43"><text:s/>* </text:span><text:span text:style-name="T53">&lt;p&gt;</text:span></text:p>
      <text:p text:style-name="P57"><text:span text:style-name="T43"><text:s/>* The MessageServiceRuntime service must be registered with the</text:span></text:p>
      <text:p text:style-name="P57"><text:span text:style-name="T43"><text:s/>* </text:span><text:span text:style-name="T47">{@link MessageConstants#MESSAGE_CONNECTION_URI}</text:span><text:span text:style-name="T43"> service</text:span></text:p>
      <text:p text:style-name="P57"><text:span text:style-name="T43"><text:s/>* property.</text:span></text:p>
      <text:p text:style-name="P57"><text:span text:style-name="T43"><text:s/>*</text:span></text:p>
      <text:p text:style-name="P57"><text:span text:style-name="T43"><text:s/>*/</text:span></text:p>
      <text:p text:style-name="P57"><text:span text:style-name="T96">@ProviderType</text:span></text:p>
      <text:p text:style-name="P57"><text:span text:style-name="T41">public</text:span><text:span text:style-name="T18"> </text:span><text:span text:style-name="T41">interface</text:span><text:span text:style-name="T18"> MessageServiceRuntime {</text:span></text:p>
      <text:p text:style-name="P57"><text:span text:style-name="T18"><text:tab/></text:span></text:p>
      <text:p text:style-name="P57"><text:span text:style-name="T18"><text:tab/></text:span><text:span text:style-name="T43">/**</text:span></text:p>
      <text:p text:style-name="P57"><text:span text:style-name="T43"><text:tab/> * Return the runtime DTO containing the connection state</text:span></text:p>
      <text:p text:style-name="P57"><text:span text:style-name="T43"><text:tab/> * </text:span></text:p>
      <text:p text:style-name="P57"><text:span text:style-name="T43"><text:tab/> * </text:span><text:span text:style-name="T51">@return</text:span><text:span text:style-name="T43"> the runtime DTO</text:span></text:p>
      <text:p text:style-name="P57"><text:span text:style-name="T43"><text:tab/> */</text:span></text:p>
      <text:p text:style-name="P57"><text:span text:style-name="T18"><text:tab/>RuntimeDTO </text:span><text:span text:style-name="T20">getRuntimeDTO</text:span><text:span text:style-name="T18">();</text:span></text:p>
      <text:p text:style-name="P58"/>
      <text:p text:style-name="P63"><text:span text:style-name="T18">}</text:span></text:p>
      <text:p text:style-name="P109"/>
      <text:h text:style-name="P73" text:outline-level="2">Subscription</text:h>
      <text:p text:style-name="P40">The proposed interface defines a message subscription. <text:span text:style-name="T92">I covers two cases:</text:span></text:p>
      <text:list xml:id="list3726514508" text:style-name="L6">
        <text:list-item>
          <text:p text:style-name="P103">expecting a stream of data for a channel</text:p>
        </text:list-item>
        <text:list-item>
          <text:p text:style-name="P103">expecting just one answer, for a reply-to-request</text:p>
        </text:list-item>
      </text:list>
      <text:p text:style-name="P37"/>
      <text:p text:style-name="P8"><text:span text:style-name="T41">public</text:span><text:span text:style-name="T18"> </text:span><text:span text:style-name="T41">interface</text:span><text:span text:style-name="T18"> MessageSubscription {</text:span></text:p>
      <text:p text:style-name="P60"><text:tab/></text:p>
      <text:p text:style-name="P57"><text:span text:style-name="T18"><text:tab/></text:span><text:span text:style-name="T43">/**</text:span></text:p>
      <text:p text:style-name="P57"><text:soft-page-break/><text:span text:style-name="T43"><text:tab/> * Subscribe the </text:span><text:span text:style-name="T47">{@link PushStream}</text:span><text:span text:style-name="T43"> to the given topic</text:span></text:p>
      <text:p text:style-name="P57"><text:span text:style-name="T43"><text:tab/> * </text:span><text:span text:style-name="T51">@param</text:span><text:span text:style-name="T43"> topic the topic string to subscribe to</text:span></text:p>
      <text:p text:style-name="P57"><text:span text:style-name="T43"><text:tab/> * </text:span><text:span text:style-name="T51">@return</text:span><text:span text:style-name="T43"> a </text:span><text:span text:style-name="T47">{@link </text:span><text:span text:style-name="T90">PushStream</text:span><text:span text:style-name="T47">}</text:span><text:span text:style-name="T43"> instance for the subscription</text:span></text:p>
      <text:p text:style-name="P59"><text:tab/> */</text:p>
      <text:p text:style-name="P57"><text:span text:style-name="T18"><text:tab/></text:span><text:span text:style-name="T41">public</text:span><text:span text:style-name="T18"> PushStream&lt;Message&gt; subscribe(String </text:span><text:span text:style-name="T55">topic</text:span><text:span text:style-name="T18">);</text:span></text:p>
      <text:p text:style-name="P60"><text:tab/></text:p>
      <text:p text:style-name="P57"><text:span text:style-name="T18"><text:tab/></text:span><text:span text:style-name="T43">/**</text:span></text:p>
      <text:p text:style-name="P57"><text:span text:style-name="T43"><text:tab/> * Subscribe the </text:span><text:span text:style-name="T47">{@link PushStream}</text:span><text:span text:style-name="T43"> to the given topic with a certain quality of service</text:span></text:p>
      <text:p text:style-name="P57"><text:span text:style-name="T43"><text:tab/> * </text:span><text:span text:style-name="T51">@param</text:span><text:span text:style-name="T43"> topic the message topic to subscribe</text:span></text:p>
      <text:p text:style-name="P57"><text:span text:style-name="T43"><text:tab/> * </text:span><text:span text:style-name="T51">@param</text:span><text:span text:style-name="T43"> context the optional properties in the context</text:span></text:p>
      <text:p text:style-name="P57"><text:span text:style-name="T43"><text:tab/> * </text:span><text:span text:style-name="T51">@return</text:span><text:span text:style-name="T43"> a </text:span><text:span text:style-name="T47">{@link PushStream}</text:span><text:span text:style-name="T43"> instance for the given topic</text:span></text:p>
      <text:p text:style-name="P59"><text:tab/> */</text:p>
      <text:p text:style-name="P57"><text:span text:style-name="T18"><text:tab/></text:span><text:span text:style-name="T41">public</text:span><text:span text:style-name="T18"> PushStream&lt;Message&gt; subscribe(MessageContext </text:span><text:span text:style-name="T55">context</text:span><text:span text:style-name="T18">);</text:span></text:p>
      <text:p text:style-name="P60"><text:tab/></text:p>
      <text:p text:style-name="P57"><text:span text:style-name="T18"><text:tab/></text:span><text:span text:style-name="T43">/**</text:span></text:p>
      <text:p text:style-name="P59"><text:tab/> * Subscribe for single answer on a request</text:p>
      <text:p text:style-name="P57"><text:span text:style-name="T43"><text:tab/> * </text:span><text:span text:style-name="T51">@param</text:span><text:span text:style-name="T43"> message the request message</text:span></text:p>
      <text:p text:style-name="P57"><text:span text:style-name="T43"><text:tab/> * </text:span><text:span text:style-name="T51">@return</text:span><text:span text:style-name="T43"> the </text:span><text:span text:style-name="T47">{@link Promise}</text:span><text:span text:style-name="T43"> that is resolved, when the answer arrived</text:span></text:p>
      <text:p text:style-name="P59"><text:tab/> */</text:p>
      <text:p text:style-name="P57"><text:span text:style-name="T18"><text:tab/></text:span><text:span text:style-name="T41">public</text:span><text:span text:style-name="T18"> Promise&lt;Message&gt; subscribeToRequest(Message </text:span><text:span text:style-name="T55">message</text:span><text:span text:style-name="T18">);</text:span></text:p>
      <text:p text:style-name="P60"><text:tab/></text:p>
      <text:p text:style-name="P57"><text:span text:style-name="T18"><text:tab/></text:span><text:span text:style-name="T43">/**</text:span></text:p>
      <text:p text:style-name="P59"><text:tab/> * Subscribe for single answer on a request</text:p>
      <text:p text:style-name="P57"><text:span text:style-name="T43"><text:tab/> * </text:span><text:span text:style-name="T51">@param</text:span><text:span text:style-name="T43"> message the request message</text:span></text:p>
      <text:p text:style-name="P57"><text:span text:style-name="T43"><text:tab/> * </text:span><text:span text:style-name="T51">@param</text:span><text:span text:style-name="T43"> context the optional properties in the context</text:span></text:p>
      <text:p text:style-name="P57"><text:span text:style-name="T43"><text:tab/> * </text:span><text:span text:style-name="T51">@return</text:span><text:span text:style-name="T43"> the </text:span><text:span text:style-name="T47">{@link Promise}</text:span><text:span text:style-name="T43"> that is resolved, when the answer </text:span><text:span text:style-name="T44">message has </text:span><text:span text:style-name="T43">arrived</text:span></text:p>
      <text:p text:style-name="P59"><text:tab/> */</text:p>
      <text:p text:style-name="P57"><text:span text:style-name="T18"><text:tab/></text:span><text:span text:style-name="T41">public</text:span><text:span text:style-name="T18"> Promise&lt;Message&gt; subscribeToRequest(Message </text:span><text:span text:style-name="T55">message</text:span><text:span text:style-name="T18">, MessageContext </text:span><text:span text:style-name="T55">context</text:span><text:span text:style-name="T18">);</text:span></text:p>
      <text:p text:style-name="P58"/>
      <text:p text:style-name="P11">}</text:p>
      <text:h text:style-name="P76" text:outline-level="1">Data Transfer Objects</text:h>
      <text:h text:style-name="P75" text:outline-level="2">RuntimeDTO</text:h>
      <text:p text:style-name="P110"/>
      <text:p text:style-name="P64"><text:span text:style-name="T43">/**</text:span></text:p>
      <text:p text:style-name="P57"><text:span text:style-name="T43"><text:s/>* Represents the message runtime DTO</text:span></text:p>
      <text:p text:style-name="P57"><text:span text:style-name="T43"><text:s/>*</text:span></text:p>
      <text:p text:style-name="P57"><text:span text:style-name="T43"><text:s/>*/</text:span></text:p>
      <text:p text:style-name="P57"><text:span text:style-name="T41">public</text:span><text:span text:style-name="T18"> </text:span><text:span text:style-name="T41">class</text:span><text:span text:style-name="T18"> RuntimeDTO </text:span><text:span text:style-name="T41">extends</text:span><text:span text:style-name="T18"> DTO {</text:span></text:p>
      <text:p text:style-name="P57"><text:span text:style-name="T18"><text:tab/></text:span></text:p>
      <text:p text:style-name="P57"><text:soft-page-break/><text:span text:style-name="T18"><text:tab/></text:span><text:span text:style-name="T43">/**</text:span></text:p>
      <text:p text:style-name="P57"><text:span text:style-name="T43"><text:tab/> * The DTO for the corresponding {@code MessageServiceRuntime}. This value is</text:span></text:p>
      <text:p text:style-name="P57"><text:span text:style-name="T43"><text:tab/> * never {@code null}.</text:span></text:p>
      <text:p text:style-name="P57"><text:span text:style-name="T43"><text:tab/> */</text:span></text:p>
      <text:p text:style-name="P57"><text:span text:style-name="T18"><text:tab/></text:span><text:span text:style-name="T41">public</text:span><text:span text:style-name="T18"> ServiceReferenceDTO<text:tab/><text:tab/></text:span><text:span text:style-name="T49">serviceDTO</text:span><text:span text:style-name="T18">;</text:span></text:p>
      <text:p text:style-name="P58"/>
      <text:p text:style-name="P64"><text:span text:style-name="T18">}</text:span></text:p>
      <text:p text:style-name="P110"/>
      <text:p text:style-name="P110"/>
      <text:h text:style-name="Heading_20_2" text:outline-level="2">ChannelDTO</text:h>
      <text:p text:style-name="P39">The ChannelDTO describes a channel, which can be a topic or queue. It additionally contains the possibility to define extensions, beside the channel name. This can be information like a rou<text:span text:style-name="T93">t</text:span>ing-key.</text:p>
      <text:p text:style-name="P10">/**</text:p>
      <text:p text:style-name="P57"><text:span text:style-name="T43"><text:s/>* A </text:span><text:span text:style-name="T47">{@link DTO}</text:span><text:span text:style-name="T43"> that defines a channel with the possibility to provide additional</text:span></text:p>
      <text:p text:style-name="P59"><text:s/>* channel information like routing keys.</text:p>
      <text:p text:style-name="P59"><text:s/>*/</text:p>
      <text:p text:style-name="P57"><text:span text:style-name="T41">public</text:span><text:span text:style-name="T18"> </text:span><text:span text:style-name="T41">class</text:span><text:span text:style-name="T18"> ChannelDTO </text:span><text:span text:style-name="T41">extends</text:span><text:span text:style-name="T18"> DTO {</text:span></text:p>
      <text:p text:style-name="P60"><text:tab/></text:p>
      <text:p text:style-name="P57"><text:span text:style-name="T18"><text:tab/></text:span><text:span text:style-name="T43">/**</text:span></text:p>
      <text:p text:style-name="P59"><text:tab/> * The name of the channel</text:p>
      <text:p text:style-name="P59"><text:tab/> */</text:p>
      <text:p text:style-name="P57"><text:span text:style-name="T18"><text:tab/></text:span><text:span text:style-name="T41">public</text:span><text:span text:style-name="T18"> String </text:span><text:span text:style-name="T49">name</text:span><text:span text:style-name="T18">;</text:span></text:p>
      <text:p text:style-name="P60"><text:tab/></text:p>
      <text:p text:style-name="P57"><text:span text:style-name="T18"><text:tab/></text:span><text:span text:style-name="T43">/**</text:span></text:p>
      <text:p text:style-name="P59"><text:tab/> * A possible extension to a channel like a routing key</text:p>
      <text:p text:style-name="P59"><text:tab/> */</text:p>
      <text:p text:style-name="P57"><text:span text:style-name="T18"><text:tab/></text:span><text:span text:style-name="T41">public</text:span><text:span text:style-name="T18"> String </text:span><text:span text:style-name="T49">extension</text:span><text:span text:style-name="T18">;</text:span></text:p>
      <text:p text:style-name="P60"><text:tab/></text:p>
      <text:p text:style-name="P12">}</text:p>
      <text:h text:style-name="P76" text:outline-level="1">Javadoc</text:h>
      <text:p text:style-name="P42"><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76" text:outline-level="1"><text:soft-page-break/>Considered Alternatives</text:h>
      <text:p text:style-name="P19">For posterity, record the design alternatives that were considered but rejected along with the reason for rejection. This is especially important for external/earlier solutions that were deemed not applicable.</text:p>
      <text:h text:style-name="P76" text:outline-level="1">Security Considerations</text:h>
      <text:p text:style-name="P19">Description of all known vulnerabilities this may either introduce or address as well as scenarios of how the weaknesses could be circumvented.</text:p>
      <text:h text:style-name="P76" text:outline-level="1">Document Support</text:h>
      <text:h text:style-name="P67" text:outline-level="2">References</text:h>
      <text:list xml:id="list3758178252" text:style-name="WW8Num3">
        <text:list-item>
          <text:p text:style-name="P112"><text:span text:style-name="T89">Enterprise Integration Pattern: Designing, Building, and Deploying Messaging Solutions. Gregor Hohpe, Bobby Woolf. ISBN 0-133-06510-7</text:span>.</text:p>
        </text:list-item>
      </text:list>
      <text:p text:style-name="P4"/>
      <text:p text:style-name="P13"><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67" text:outline-level="2">Author’s Address</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47">Name</text:p>
          </table:table-cell>
          <table:table-cell table:style-name="Table2.B1" office:value-type="string">
            <text:p text:style-name="P49">Mark Hoffmann</text:p>
          </table:table-cell>
        </table:table-row>
        <table:table-row table:style-name="Table2.1">
          <table:table-cell table:style-name="Table2.A1" office:value-type="string">
            <text:p text:style-name="P47">Company</text:p>
          </table:table-cell>
          <table:table-cell table:style-name="Table2.B1" office:value-type="string">
            <text:p text:style-name="P48">Data In Motion Consulting GmbH</text:p>
          </table:table-cell>
        </table:table-row>
        <table:table-row table:style-name="Table2.1">
          <table:table-cell table:style-name="Table2.A1" office:value-type="string">
            <text:p text:style-name="P47">Address</text:p>
          </table:table-cell>
          <table:table-cell table:style-name="Table2.B1" office:value-type="string">
            <text:p text:style-name="P48">Kahlaische Strasse 4, 07745 Jena</text:p>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5" office:value-type="string">
            <text:p text:style-name="P51">e-mail</text:p>
          </table:table-cell>
          <table:table-cell table:style-name="Table2.B5" office:value-type="string">
            <text:p text:style-name="P52">m.hoffmann@data-in-motion.biz</text:p>
          </table:table-cell>
        </table:table-row>
      </table:table>
      <text:p text:style-name="P13"/>
      <text:h text:style-name="P67" text:outline-level="2">Acronyms and Abbreviations</text:h>
      <text:p text:style-name="P13"/>
      <text:h text:style-name="P67"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61406D9F1B8C46FE.png" xlink:type="simple" xlink:show="embed" xlink:actuate="onLoad" loext:mime-type="image/png"/></draw:frame><text:tab/><text:user-defined style:data-style-name="N0" text:name="RFC Title">Messaging</text:user-defined><text:tab/>Page <text:page-number text:select-page="current">14</text:page-number><text:s/>of <text:page-count style:num-format="1">14</text:page-count></text:p>
        <text:p text:style-name="Header"/>
        <text:p text:style-name="Header"><text:tab/>Draft<text:tab/> <text:modification-date style:data-style-name="N76">February 4, 2020</text:modification-date></text:p>
      </style:header>
      <style:footer>
        <text:p text:style-name="MP1">Copyright © <text:span text:style-name="MT1">OSGi Alliance </text:span><text:span text:style-name="MT1"><text:modification-date style:data-style-name="N107">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20</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16:05:31.869113983</meta:creation-date>
    <meta:editing-cycles>34</meta:editing-cycles>
    <meta:editing-duration>P1DT23M12S</meta:editing-duration>
    <meta:initial-creator>David Bosschaert</meta:initial-creator>
    <dc:date>2020-02-04T21:33:29.489078031</dc:date>
    <dc:title>Resource Encoding For Java Modles</dc:title>
    <dc:creator>Mark Hoffmann</dc:creator>
    <meta:document-statistic meta:table-count="2" meta:image-count="2" meta:object-count="0" meta:page-count="14" meta:paragraph-count="297" meta:word-count="3585" meta:character-count="23515" meta:non-whitespace-character-count="20054"/>
    <meta:user-defined meta:name="Info"/>
    <meta:user-defined meta:name="Info 3"/>
    <meta:user-defined meta:name="Info 4"/>
    <meta:user-defined meta:name="RFC Title">Messaging</meta:user-defined>
  </office:meta>
</office:document-meta>
</file>